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rsid="0005a3b5" officeooo:paragraph-rsid="00005901" style:font-size-asian="12pt" style:font-size-complex="12pt"/>
    </style:style>
    <style:style style:name="P2" style:family="paragraph" style:parent-style-name="Standard">
      <style:text-properties officeooo:rsid="00005901" officeooo:paragraph-rsid="000059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SQL CheatSheet</text:p>
      <text:p text:style-name="P2">=======================================================================</text:p>
      <text:p text:style-name="P2"/>
      <text:p text:style-name="P1">1. Log into mysql:</text:p>
      <text:p text:style-name="P1"><text:tab/>mysql -u [username] -p;(will prompt for password)</text:p>
      <text:p text:style-name="P1"><text:s text:c="2"/></text:p>
      <text:p text:style-name="P1"><text:s text:c="2"/>data types (INTEGER,FLOAT, DECIMAL(i, j), CHAR(n), VARCHAR(n))</text:p>
      <text:p text:style-name="P1"><text:s text:c="2"/>DATE:</text:p>
      <text:p text:style-name="P1"><text:s text:c="2"/>• Made up of year-month-day in the format yyyy-mm-dd</text:p>
      <text:p text:style-name="P1"><text:s text:c="2"/>TIME:</text:p>
      <text:p text:style-name="P1"><text:s text:c="2"/>• Made up of hour:minute:second in the format hh:mm:ss</text:p>
      <text:p text:style-name="P1"><text:s text:c="2"/>TIME(i):</text:p>
      <text:p text:style-name="P1"><text:s text:c="2"/>• Made up of hour:minute:second plus i additional digits specifying fractions of a second</text:p>
      <text:p text:style-name="P1"><text:s text:c="2"/>• format is hh:mm:ss:ii...i</text:p>
      <text:p text:style-name="P1"><text:s text:c="2"/>TIMESTAMP:</text:p>
      <text:p text:style-name="P1"><text:s text:c="2"/>• Has both DATE and TIME components</text:p>
      <text:p text:style-name="P1"><text:s text:c="2"/></text:p>
      <text:p text:style-name="P1">2. Show all databases:</text:p>
      <text:p text:style-name="P1"><text:tab/>SHOW DATABASES;</text:p>
      <text:p text:style-name="P1"><text:s text:c="2"/></text:p>
      <text:p text:style-name="P1">3. Access database:</text:p>
      <text:p text:style-name="P1"><text:tab/>mysql -u [username] -p [database](will prompt for password)</text:p>
      <text:p text:style-name="P1"><text:s text:c="2"/></text:p>
      <text:p text:style-name="P1">4. Create new database:</text:p>
      <text:p text:style-name="P1"><text:tab/>CREATE DATABASE [database_name];</text:p>
      <text:p text:style-name="P1"><text:s text:c="6"/>An error occurs if database exists, Check if the database is existing</text:p>
      <text:p text:style-name="P1"><text:s text:c="6"/>DROP DATABASE IF EXISTS [database_name];</text:p>
      <text:p text:style-name="P1"><text:s text:c="6"/>CREATE DATABASE [database_name];</text:p>
      <text:p text:style-name="P1"><text:s text:c="6"/></text:p>
      <text:p text:style-name="P1"><text:s text:c="6"/>CREATE DATABASE IF NOT EXISTS Department;</text:p>
      <text:p text:style-name="P1"><text:s text:c="2"/></text:p>
      <text:p text:style-name="P1">5. Select database:</text:p>
      <text:p text:style-name="P1"><text:tab/>USE [database_name];</text:p>
      <text:p text:style-name="P1"><text:s text:c="2"/></text:p>
      <text:p text:style-name="P1">6. Determine what database is in use:</text:p>
      <text:p text:style-name="P1"><text:tab/> SELECT DATABASE();</text:p>
      <text:p text:style-name="P1"><text:s text:c="2"/></text:p>
      <text:p text:style-name="P1">7. Show all tables:</text:p>
      <text:p text:style-name="P1"><text:tab/> SHOW TABLES;</text:p>
      <text:p text:style-name="P1"><text:s text:c="2"/></text:p>
      <text:p text:style-name="P1">8. Show table structure:</text:p>
      <text:p text:style-name="P1"><text:tab/> DESCRIBE [table_name];</text:p>
      <text:p text:style-name="P1"><text:s text:c="2"/></text:p>
      <text:p text:style-name="P1">9. List all indexes on a table:</text:p>
      <text:p text:style-name="P1"><text:tab/>show index from [table];</text:p>
      <text:p text:style-name="P1"><text:s text:c="2"/></text:p>
      <text:p text:style-name="P1">10. Create new table with columns:</text:p>
      <text:p text:style-name="P1"><text:s text:c="4"/>CREATE TABLE DEPARTMENT <text:s text:c="12"/></text:p>
      <text:p text:style-name="P1"><text:s text:c="2"/>( DNAME VARCHAR(10) NOT NULL,</text:p>
      <text:p text:style-name="P1"><text:soft-page-break/><text:s text:c="4"/>DNUMBER INTEGER NOT NULL,</text:p>
      <text:p text:style-name="P1"><text:s text:c="4"/>MGRSSN CHAR(9),</text:p>
      <text:p text:style-name="P1"><text:s text:c="4"/>MGRSTARTDATE CHAR(9) );</text:p>
      <text:p text:style-name="P1"/>
      <text:p text:style-name="P1">11. Adding a column:</text:p>
      <text:p text:style-name="P1"><text:tab/>ALTER TABLE EMPLOYEE ADD JOB VARCHAR(12);</text:p>
      <text:p text:style-name="P1"><text:s text:c="4"/>The new attribute will have NULLs in all the tuples of the relation right after the command is executed; hence, the</text:p>
      <text:p text:style-name="P1"><text:s text:c="4"/>NOT NULL constraint is not allowed for such an attribute</text:p>
      <text:p text:style-name="P1"/>
      <text:p text:style-name="P1">12. Adding a column with an unique, auto-incrementing ID:</text:p>
      <text:p text:style-name="P1"><text:tab/>ALTER TABLE [table] ADD COLUMN [column] int NOT NULL AUTO_INCREMENT <text:tab/>PRIMARY KEY;</text:p>
      <text:p text:style-name="P1"/>
      <text:p text:style-name="P1">13. Inserting a record:</text:p>
      <text:p text:style-name="P1"><text:s text:c="2"/>(Insert a tuple for a new EMPLOYEE for whom we only know the FNAME, LNAME, and SSN attributes)</text:p>
      <text:p text:style-name="P1"><text:tab/>INSERT INTO EMPLOYEE (FNAME, LNAME, SSN)</text:p>
      <text:p text:style-name="P1"><text:s text:c="2"/>VALUES ('Richard', 'Marini', '653298653')</text:p>
      <text:p text:style-name="P1"><text:s text:c="2"/></text:p>
      <text:p text:style-name="P1"><text:s text:c="2"/>(Attribute values should be listed in the same order)</text:p>
      <text:p text:style-name="P1"><text:s text:c="2"/>INSERT INTO EMPLOYEE</text:p>
      <text:p text:style-name="P1"><text:s text:c="2"/>VALUES ('Richard','K','Marini', '653298653','30-DEC-92', '98 Oak Forest, Katy,TX', 'M',37000,'987654321', 4);</text:p>
      <text:p text:style-name="P1"/>
      <text:p text:style-name="P1">14. MySQL function for datetime input:</text:p>
      <text:p text:style-name="P1"><text:tab/>NOW()</text:p>
      <text:p text:style-name="P1"/>
      <text:p text:style-name="P1">15. Selecting records:</text:p>
      <text:p text:style-name="P1"><text:tab/>SELECT * FROM [table_name];</text:p>
      <text:p text:style-name="P1"><text:s text:c="2"/></text:p>
      <text:p text:style-name="P1"><text:s text:c="2"/>SELECT &lt;attribute list&gt;</text:p>
      <text:p text:style-name="P1"><text:s text:c="2"/>FROM &lt;table list&gt;</text:p>
      <text:p text:style-name="P1"><text:s text:c="2"/>WHERE &lt;condition&gt;</text:p>
      <text:p text:style-name="P1"><text:s text:c="2"/></text:p>
      <text:p text:style-name="P1"><text:s text:c="2"/>SELECT BDATE, ADDRESS</text:p>
      <text:p text:style-name="P1"><text:s text:c="2"/>FROM EMPLOYEE</text:p>
      <text:p text:style-name="P1"><text:s text:c="2"/>WHERE FNAME='John' AND MINIT='B’ AND LNAME='Smith'</text:p>
      <text:p text:style-name="P1"/>
      <text:p text:style-name="P1">16. Explain records:</text:p>
      <text:p text:style-name="P1"><text:tab/>EXPLAIN SELECT * FROM [table];</text:p>
      <text:p text:style-name="P1"/>
      <text:p text:style-name="P1">17. Selecting parts of records:</text:p>
      <text:p text:style-name="P1"><text:tab/>SELECT [column], [another-column] FROM [table];</text:p>
      <text:p text:style-name="P1"/>
      <text:p text:style-name="P1">18. Counting records:</text:p>
      <text:p text:style-name="P1"><text:tab/>SELECT COUNT([column]) FROM [table];</text:p>
      <text:p text:style-name="P1"/>
      <text:p text:style-name="P1">19. Counting and selecting grouped records:</text:p>
      <text:p text:style-name="P1"><text:soft-page-break/><text:tab/>SELECT *, (SELECT COUNT([column]) FROM [table]) AS count FROM [table] GROUP BY <text:tab/>[column];</text:p>
      <text:p text:style-name="P1"/>
      <text:p text:style-name="P1">20. Selecting specific records:</text:p>
      <text:p text:style-name="P1"><text:tab/>SELECT * FROM [table] WHERE [column] = [value]; (Selectors: &lt;, &gt;, !=; combine multiple selectors with AND, OR)</text:p>
      <text:p text:style-name="P1"/>
      <text:p text:style-name="P1">21. Select records containing [value]:</text:p>
      <text:p text:style-name="P1"><text:tab/>SELECT * FROM [table] WHERE [column] LIKE '%[value]%';</text:p>
      <text:p text:style-name="P1"/>
      <text:p text:style-name="P1">22. Select records starting with [value]:</text:p>
      <text:p text:style-name="P1"><text:tab/>SELECT * FROM [table] WHERE [column] LIKE '[value]%';</text:p>
      <text:p text:style-name="P1"/>
      <text:p text:style-name="P1">23. Select records starting with val and ending with ue:</text:p>
      <text:p text:style-name="P1"><text:tab/>SELECT * FROM [table] WHERE [column] LIKE '[val_ue]';</text:p>
      <text:p text:style-name="P1"/>
      <text:p text:style-name="P1">24. Select a range:</text:p>
      <text:p text:style-name="P1"><text:tab/>SELECT * FROM [table] WHERE [column] BETWEEN [value1] and [value2];</text:p>
      <text:p text:style-name="P1"/>
      <text:p text:style-name="P1">25. Select with custom order and only limit:</text:p>
      <text:p text:style-name="P1"><text:tab/>SELECT * FROM [table] WHERE [column] ORDER BY [column] ASC LIMIT <text:tab/>[value]; (Order: DESC, ASC)</text:p>
      <text:p text:style-name="P1"/>
      <text:p text:style-name="P1">26. Updating records:</text:p>
      <text:p text:style-name="P1"><text:tab/>UPDATE [table] SET [column] = '[updated-value]' WHERE [column] = [value];</text:p>
      <text:p text:style-name="P1"><text:s text:c="2"/></text:p>
      <text:p text:style-name="P1"><text:s text:c="2"/>UPDATE PROJECT</text:p>
      <text:p text:style-name="P1"><text:s text:c="2"/>SET PLOCATION = ‘Galle', DNUM = 5</text:p>
      <text:p text:style-name="P1"><text:s text:c="2"/>WHERE PNUMBER=10</text:p>
      <text:p text:style-name="P1"/>
      <text:p text:style-name="P1">27. Deleting records:</text:p>
      <text:p text:style-name="P1"><text:tab/>DELETE FROM [table] WHERE [column] = [value];</text:p>
      <text:p text:style-name="P1"/>
      <text:p text:style-name="P1">28. Delete all records from a table (without dropping the table itself):</text:p>
      <text:p text:style-name="P1"><text:tab/>DELETE FROM [table]; (This also resets the incrementing counter for auto generated columns <text:tab/>like an id column.)</text:p>
      <text:p text:style-name="P1"/>
      <text:p text:style-name="P1">29. Delete all records without deleting schema in a table:</text:p>
      <text:p text:style-name="P1"><text:tab/>truncate table [table];</text:p>
      <text:p text:style-name="P1"/>
      <text:p text:style-name="P1">30. Removing table columns:</text:p>
      <text:p text:style-name="P1"><text:tab/>ALTER TABLE [table] DROP COLUMN [column];</text:p>
      <text:p text:style-name="P1"/>
      <text:p text:style-name="P1">31. Deleting tables:</text:p>
      <text:p text:style-name="P1"><text:tab/>DROP TABLE [table];</text:p>
      <text:p text:style-name="P1"/>
      <text:p text:style-name="P1">32. Deleting databases:</text:p>
      <text:p text:style-name="P1"><text:tab/>DROP DATABASE [database];</text:p>
      <text:p text:style-name="P1"/>
      <text:p text:style-name="P1"><text:soft-page-break/>33. Custom column output names:</text:p>
      <text:p text:style-name="P1"><text:tab/>SELECT [column] AS [custom-column] FROM [table];</text:p>
      <text:p text:style-name="P1"/>
      <text:p text:style-name="P1">34. Export a database dump :</text:p>
      <text:p text:style-name="P1"><text:tab/>mysqldump -u [username] -p [database] &gt; db_backup.sql</text:p>
      <text:p text:style-name="P1"/>
      <text:p text:style-name="P1">35. Use --lock-tables=false option for locked tables.</text:p>
      <text:p text:style-name="P1"/>
      <text:p text:style-name="P1">36. Import a database dump:</text:p>
      <text:p text:style-name="P1"><text:tab/>mysql -u [username] -p -h localhost [database] &lt; db_backup.sql</text:p>
      <text:p text:style-name="P1"/>
      <text:p text:style-name="P1">37. Logout:<text:tab/>exit;</text:p>
      <text:p text:style-name="P1"/>
      <text:p text:style-name="P1">38. To eliminate duplicate tuples in a query result</text:p>
      <text:p text:style-name="P1"><text:s text:c="2"/>SELECT DISTINCT SALARY</text:p>
      <text:p text:style-name="P1"><text:s text:c="2"/>FROM EMPLOYEE</text:p>
      <text:p text:style-name="P1">-----------------------------------------------------------------------------------------</text:p>
      <text:p text:style-name="P1">Aggregate functions</text:p>
      <text:p text:style-name="P1"/>
      <text:p text:style-name="P1">1. Select but without duplicates:</text:p>
      <text:p text:style-name="P1"><text:tab/>SELECT distinct name, email, acception FROM owners WHERE acception = 1 AND date &gt;= <text:tab/>2015-01-01 00:00:00</text:p>
      <text:p text:style-name="P1"/>
      <text:p text:style-name="P1">2. Calculate total number of records:</text:p>
      <text:p text:style-name="P1"><text:tab/>SELECT SUM([column]) FROM [table];</text:p>
      <text:p text:style-name="P1"/>
      <text:p text:style-name="P1">3. Count total number of [column] and group by [category-column]:</text:p>
      <text:p text:style-name="P1"><text:tab/>SELECT [category-column], SUM([column]) FROM [table] GROUP BY [category-column];</text:p>
      <text:p text:style-name="P1"/>
      <text:p text:style-name="P1">4. Get largest value in [column]:</text:p>
      <text:p text:style-name="P1"><text:tab/>SELECT MAX([column]) FROM [table];</text:p>
      <text:p text:style-name="P1"/>
      <text:p text:style-name="P1">5. Get smallest value:</text:p>
      <text:p text:style-name="P1"><text:tab/>SELECT MIN([column]) FROM [table];</text:p>
      <text:p text:style-name="P1"/>
      <text:p text:style-name="P1">6. Get average value:</text:p>
      <text:p text:style-name="P1"><text:tab/>SELECT AVG([column]) FROM [table];</text:p>
      <text:p text:style-name="P1"/>
      <text:p text:style-name="P1">7. Get rounded average value and group by [category-column]:</text:p>
      <text:p text:style-name="P1"><text:tab/>SELECT [category-column], ROUND(AVG([column]), 2) FROM [table] GROUP BY <text:tab/>[category-column];</text:p>
      <text:p text:style-name="P1"><text:s text:c="2"/></text:p>
      <text:p text:style-name="P1">-----------------------------------------------------------------------------------------------</text:p>
      <text:p text:style-name="P1">Users functions</text:p>
      <text:p text:style-name="P1"/>
      <text:p text:style-name="P1">1. List all users:</text:p>
      <text:p text:style-name="P1"><text:tab/>SELECT User,Host FROM mysql.user;</text:p>
      <text:p text:style-name="P1"/>
      <text:p text:style-name="P1">2. Create new user:</text:p>
      <text:p text:style-name="P1"><text:soft-page-break/><text:tab/>CREATE USER 'username'@'localhost' IDENTIFIED BY 'password';</text:p>
      <text:p text:style-name="P1"/>
      <text:p text:style-name="P1">3. Grant ALL access to user for * tables:</text:p>
      <text:p text:style-name="P1"><text:tab/>GRANT ALL ON database.* TO 'user'@'localhost';</text:p>
      <text:p text:style-name="P1"><text:tab/></text:p>
      <text:p text:style-name="P1">-----------------------------------------------------------------------------------------------</text:p>
      <text:p text:style-name="P1">MySQL Mathematical Functions</text:p>
      <text:p text:style-name="P1"/>
      <text:p text:style-name="P1">1. Count rows per group<text:tab/>COUNT(column | *)</text:p>
      <text:p text:style-name="P1"/>
      <text:p text:style-name="P1">2. Average value of group<text:tab/>AVG(column)</text:p>
      <text:p text:style-name="P1"/>
      <text:p text:style-name="P1">3. Minumum value of group<text:tab/>MIN(column)</text:p>
      <text:p text:style-name="P1"/>
      <text:p text:style-name="P1">4. Maximum value of group<text:tab/>MAX(column)</text:p>
      <text:p text:style-name="P1"/>
      <text:p text:style-name="P1">5. Sum values in a group<text:tab/>SUM(column)</text:p>
      <text:p text:style-name="P1"/>
      <text:p text:style-name="P1">6. Absolute value<text:tab/>abs(number)</text:p>
      <text:p text:style-name="P1"/>
      <text:p text:style-name="P1">7. Rounding numbers<text:tab/>round(number)</text:p>
      <text:p text:style-name="P1"/>
      <text:p text:style-name="P1">8. Largest integer not greater<text:tab/>floor(number)</text:p>
      <text:p text:style-name="P1"/>
      <text:p text:style-name="P1">9. Smallest integer not smaller<text:tab/>ceiling(number)</text:p>
      <text:p text:style-name="P1"/>
      <text:p text:style-name="P1">10. Square root<text:tab/>sqrt(number)</text:p>
      <text:p text:style-name="P1"/>
      <text:p text:style-name="P1">11. nth power<text:tab/>pow(base,exponent)</text:p>
      <text:p text:style-name="P1"/>
      <text:p text:style-name="P1">12. random number n, 0&lt;n &lt; 1<text:tab/>rand()</text:p>
      <text:p text:style-name="P1"/>
      <text:p text:style-name="P1">13. sin (similar cos, etc.)<text:tab/>sin(number)</text:p>
      <text:p text:style-name="P1"/>
      <text:p text:style-name="P1">------------------------------------------------------------------------------------</text:p>
      <text:p text:style-name="P1">MySQL String Functions</text:p>
      <text:p text:style-name="P1"/>
      <text:p text:style-name="P1">1. Compare strings<text:tab/>strcmp(string1,string2)</text:p>
      <text:p text:style-name="P1"/>
      <text:p text:style-name="P1">2. Convert to lower case<text:tab/>lower(string)</text:p>
      <text:p text:style-name="P1"/>
      <text:p text:style-name="P1">3. Convert to upper case<text:tab/>upper(string)</text:p>
      <text:p text:style-name="P1"/>
      <text:p text:style-name="P1">4. Left-trim whitespace (similar right)<text:tab/>ltrim(string)</text:p>
      <text:p text:style-name="P1"/>
      <text:p text:style-name="P1">5. Substring of string<text:tab/>substring(string,index1,index2)</text:p>
      <text:p text:style-name="P1"/>
      <text:p text:style-name="P1">6. Encrypt password<text:tab/>password(string)</text:p>
      <text:p text:style-name="P1"/>
      <text:p text:style-name="P1"><text:soft-page-break/>7. Encode string<text:tab/>encode(string,key)</text:p>
      <text:p text:style-name="P1"/>
      <text:p text:style-name="P1">8. Decode string<text:tab/>decode(string,key)</text:p>
      <text:p text:style-name="P1"/>
      <text:p text:style-name="P1">9. Get date<text:tab/>curdate()</text:p>
      <text:p text:style-name="P1"/>
      <text:p text:style-name="P1">10. Get time<text:tab/>curtime()</text:p>
      <text:p text:style-name="P1"/>
      <text:p text:style-name="P1">11. Extract day name from date string<text:tab/>dayname(string)</text:p>
      <text:p text:style-name="P1"/>
      <text:p text:style-name="P1">12. Extract day number from date string<text:tab/>dayofweek(string)</text:p>
      <text:p text:style-name="P1"/>
      <text:p text:style-name="P1">13.Extract month from date string<text:tab/>monthname(string)</text:p>
      <text:p text:style-name="P1"/>
      <text:p text:style-name="P1">-----------------------------------------------------------------------------------</text:p>
      <text:p text:style-name="P1"/>
      <text:p text:style-name="P1">#reset root password</text:p>
      <text:p text:style-name="P1"/>
      <text:p text:style-name="P1">sudo /etc/init.d/mysql stop</text:p>
      <text:p text:style-name="P1">sudo mysqld_safe --skip-grant-tables &amp;</text:p>
      <text:p text:style-name="P1">mysql -u root</text:p>
      <text:p text:style-name="P1">mysql&gt; use mysql;</text:p>
      <text:p text:style-name="P1">mysql&gt; update user set password=PASSWORD("NEW-ROOT-PASSWORD") where User='root';</text:p>
      <text:p text:style-name="P1">mysql&gt; flush privileges;</text:p>
      <text:p text:style-name="P1">mysql&gt; quit</text:p>
      <text:p text:style-name="P1"/>
      <text:p text:style-name="P1">sudo /etc/init.d/mysql stop</text:p>
      <text:p text:style-name="P1">sudo /etc/init.d/mysql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1:09:37.781505557</meta:creation-date>
    <dc:date>2018-02-05T11:13:57.060164845</dc:date>
    <meta:editing-duration>PT4M19S</meta:editing-duration>
    <meta:editing-cycles>1</meta:editing-cycles>
    <meta:document-statistic meta:table-count="0" meta:image-count="0" meta:object-count="0" meta:page-count="6" meta:paragraph-count="193" meta:word-count="955" meta:character-count="7156" meta:non-whitespace-character-count="6174"/>
    <meta:generator>LibreOffice/5.1.6.2$Linux_X86_64 LibreOffice_project/10m0$Build-2</meta:generator>
  </office:meta>
</office:document-meta>
</file>